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ZapfDingbats1" svg:font-family="ZapfDingbats, 'Zapf Dingbats'" style:font-family-generic="decorative" style:font-pitch="variable" style:font-charset="x-symbol"/>
    <style:font-face style:name="Symbol" svg:font-family="Symbol" style:font-family-generic="roman" style:font-pitch="variable" style:font-charset="x-symbol"/>
    <style:font-face style:name="Courier" svg:font-family="Courier" style:font-family-generic="modern"/>
    <style:font-face style:name="Courier New" svg:font-family="'Courier New'" style:font-family-generic="modern"/>
    <style:font-face style:name="ZapfDingbats" svg:font-family="ZapfDingbats" style:font-family-generic="decorative" style:font-pitch="variable"/>
    <style:font-face style:name="TheSansMonoConNormal1" svg:font-family="TheSansMonoConNormal, 'Times New Roman'"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Condensed1" svg:font-family="'HelveticaNeue Condensed', 'Times New Roman'" style:font-family-generic="swiss" style:font-pitch="variable"/>
    <style:font-face style:name="HelveticaNeue MediumCond" svg:font-family="'HelveticaNeue MediumCond'" style:font-family-generic="swiss" style:font-pitch="variable"/>
    <style:font-face style:name="HelveticaNeue MediumCond1" svg:font-family="'HelveticaNeue MediumCond', 'Times New Roman'"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bfbfbf" style:font-name="ZapfDingbats1" fo:font-size="14pt" style:font-name-asian="ZapfDingbats1" style:font-size-asian="14pt" style:font-name-complex="ZapfDingbats1" style:font-size-complex="14pt"/>
    </style:style>
    <style:style style:name="P3" style:family="paragraph" style:parent-style-name="Body_20_Text_20_Cont">
      <style:text-properties officeooo:rsid="000b1f21" officeooo:paragraph-rsid="000b1f21"/>
    </style:style>
    <style:style style:name="P4" style:family="paragraph" style:parent-style-name="Code">
      <style:text-properties officeooo:paragraph-rsid="000b1f21" style:font-name-asian="TheSansMonoConNormal1"/>
    </style:style>
    <style:style style:name="P5" style:family="paragraph" style:parent-style-name="Code">
      <style:text-properties officeooo:paragraph-rsid="000b1f21"/>
    </style:style>
    <style:style style:name="P6" style:family="paragraph" style:parent-style-name="Chapter_20_Title" style:master-page-name="Standard">
      <style:paragraph-properties style:page-number="auto"/>
    </style:style>
    <style:style style:name="P7" style:family="paragraph" style:parent-style-name="Body_20_Text_20_Cont">
      <style:text-properties officeooo:paragraph-rsid="000c2d04"/>
    </style:style>
    <style:style style:name="P8" style:family="paragraph" style:parent-style-name="Body_20_Text_20_Cont">
      <style:text-properties officeooo:rsid="000c2d04" officeooo:paragraph-rsid="000c2d04"/>
    </style:style>
    <style:style style:name="P9" style:family="paragraph" style:parent-style-name="Bullet" style:list-style-name="WW8Num2">
      <style:paragraph-properties style:line-height-at-least="0.0693in"/>
    </style:style>
    <style:style style:name="P10" style:family="paragraph" style:parent-style-name="Code">
      <style:text-properties officeooo:paragraph-rsid="000c2d04" style:font-name-asian="TheSansMonoConNormal1"/>
    </style:style>
    <style:style style:name="P11" style:family="paragraph" style:parent-style-name="Code">
      <style:text-properties officeooo:paragraph-rsid="000c2d04"/>
    </style:style>
    <style:style style:name="P12" style:family="paragraph" style:parent-style-name="Code_20_Caption">
      <style:text-properties officeooo:paragraph-rsid="000c2d04"/>
    </style:style>
    <style:style style:name="P13" style:family="paragraph" style:parent-style-name="Unnumbered_20_List">
      <style:text-properties officeooo:paragraph-rsid="000c2d04"/>
    </style:style>
    <style:style style:name="P14" style:family="paragraph">
      <loext:graphic-properties draw:fill="none" draw:fill-color="#ffffff"/>
      <style:paragraph-properties style:writing-mode="lr-tb"/>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0c2d04" style:font-weight-asian="bold" style:font-weight-complex="bold"/>
    </style:style>
    <style:style style:name="T6" style:family="text">
      <style:text-properties fo:font-weight="bold" officeooo:rsid="000c2d04" style:font-weight-asian="bold"/>
    </style:style>
    <style:style style:name="T7" style:family="text">
      <style:text-properties fo:font-weight="bold" style:font-name-asian="HelveticaNeue Condensed1" style:font-weight-asian="bold"/>
    </style:style>
    <style:style style:name="T8" style:family="text">
      <style:text-properties style:font-name-asian="TheSansMonoConNormal1"/>
    </style:style>
    <style:style style:name="T9" style:family="text">
      <style:text-properties officeooo:rsid="000b1f21"/>
    </style:style>
    <style:style style:name="T10" style:family="text">
      <style:text-properties style:use-window-font-color="true" style:font-name="Utopia1" fo:font-size="11pt" fo:language="en" fo:country="GB" officeooo:rsid="000b1f21" style:font-name-asian="Calibri" style:font-size-asian="11pt" style:font-name-complex="Utopia1" style:font-size-complex="11pt" style:language-complex="ar" style:country-complex="SA"/>
    </style:style>
    <style:style style:name="T11" style:family="text">
      <style:text-properties style:use-window-font-color="true" style:font-name="Utopia1" fo:font-size="11pt" fo:language="en" fo:country="GB" officeooo:rsid="000c2d04" style:font-name-asian="Calibri" style:font-size-asian="11pt" style:font-name-complex="Utopia1" style:font-size-complex="11pt" style:language-complex="ar" style:country-complex="SA"/>
    </style:style>
    <style:style style:name="T12" style:family="text">
      <style:text-properties style:use-window-font-color="true" style:font-name="Utopia1" fo:font-size="11pt" fo:language="en" fo:country="GB" fo:font-weight="bold" officeooo:rsid="000c2d04" style:font-name-asian="Calibri" style:font-size-asian="11pt" style:font-weight-asian="bold" style:font-name-complex="Utopia1" style:font-size-complex="11pt" style:language-complex="ar" style:country-complex="SA" style:font-weight-complex="bold"/>
    </style:style>
    <style:style style:name="T13" style:family="text">
      <style:text-properties style:use-window-font-color="true" style:font-name="TheSansMonoConNormal" fo:font-size="11pt" fo:language="none" fo:country="none" officeooo:rsid="000b1f21" style:font-name-asian="Calibri" style:font-size-asian="11pt" style:language-asian="none" style:country-asian="none" style:font-name-complex="TheSansMonoConNormal" style:font-size-complex="11pt" style:language-complex="ar" style:country-complex="SA"/>
    </style:style>
    <style:style style:name="T14" style:family="text">
      <style:text-properties fo:font-size="20pt" style:font-size-asian="20pt" style:font-size-complex="20pt"/>
    </style:style>
    <style:style style:name="T15" style:family="text">
      <style:text-properties fo:font-size="20pt" officeooo:rsid="000b1f21" style:font-size-asian="20pt" style:font-size-complex="20pt"/>
    </style:style>
    <style:style style:name="T16" style:family="text">
      <style:text-properties officeooo:rsid="000c2d04"/>
    </style:style>
    <style:style style:name="T17" style:family="text">
      <style:text-properties fo:color="#000000" style:font-name="TheSansMonoConNormal" fo:font-size="11pt" fo:language="none" fo:country="none" fo:font-style="italic" officeooo:rsid="000c2d04" fo:background-color="transparent" loext:char-shading-value="0" style:font-name-asian="Calibri" style:font-size-asian="11pt" style:language-asian="none" style:country-asian="none" style:font-style-asian="italic" style:font-name-complex="TheSansMonoConNormal" style:font-size-complex="11pt" style:language-complex="ar" style:country-complex="SA"/>
    </style:style>
    <style:style style:name="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ype Synonyms</text:p>
      <text:p text:style-name="Chapter_20_Title"/>
      <text:p text:style-name="Chapter_20_Title"/>
      <text:p text:style-name="Body_20_Text_20_First">Using types such as <text:span text:style-name="Code_20_Inline">std::vector&lt;std::string&gt;::size_type</text:span> or <text:span text:style-name="Code_20_Inline">std::map&lt;std::string,</text:span> <text:span text:style-name="Code_20_Inline">int&gt;::iterator</text:span> can be clumsy, prone to typographical errors, and just plain annoying to type and read. <text:span text:style-name="T9">C++ lets you get away with </text:span><text:span text:style-name="Code_20_Inline"><text:span text:style-name="T9">auto</text:span></text:span><text:span text:style-name="T9"> sometimes, but not always. </text:span>Fortunately, C++ lets you define short synonyms for clumsy types. You can also use type synonyms to provide meaningful names for generic types. (The standard library has quite a<text:span text:style-name="T1"> </text:span>few synonyms of the latter variety.) These synonyms are often referred to as typedefs<text:span text:style-name="T1">,</text:span> because <text:span text:style-name="T10">you can define then with the</text:span> <text:span text:style-name="Code_20_Inline">typedef</text:span> <text:span text:style-name="T10">k</text:span><text:span text:style-name="T9">eyword, although in modern C++, the </text:span><text:span text:style-name="Code_20_Inline"><text:span text:style-name="T9">using</text:span></text:span><text:span text:style-name="T9"> keyword is more common.</text:span></text:p>
      <text:h text:style-name="Heading_20_1" text:outline-level="1"><text:soft-page-break/><text:span text:style-name="Code_20_Inline"><text:span text:style-name="T14">typedef</text:span></text:span> <text:span text:style-name="T9">and </text:span><text:span text:style-name="Code_20_Inline"><text:span text:style-name="T15">using</text:span></text:span><text:span text:style-name="T9"> </text:span>Declarations</text:h>
      <text:p text:style-name="Body_20_Text_20_First">C++ inherits the basic syntax and semantics of <text:span text:style-name="Code_20_Inline">typedef</text:span> from C, so you might already be familiar with this keyword. If so, please bear with me while I<text:span text:style-name="T1"> </text:span>bring other readers up to speed.</text:p>
      <text:p text:style-name="Body_20_Text_20_Cont">The idea of a <text:span text:style-name="Code_20_Inline">typedef</text:span> is to create a synonym, or alias, for another type. There are two compelling reasons for creating type synonyms.</text:p>
      <text:list xml:id="list2613572509" text:style-name="WW8Num2">
        <text:list-item>
          <text:p text:style-name="P9">They create a short synonym for a long type name. For example, you may want to use <text:span text:style-name="Code_20_Inline">count_iter</text:span> as a type synonym for <text:span text:style-name="Code_20_Inline">std::map&lt;std::string,int&gt;::iterator</text:span>.</text:p>
        </text:list-item>
        <text:list-item>
          <text:p text:style-name="P9">They create a mnemonic synonym. For example, a program might declare <text:span text:style-name="Code_20_Inline">height</text:span> as a synonym for <text:span text:style-name="Code_20_Inline">int</text:span>, to emphasize that variables of type <text:span text:style-name="Code_20_Inline">height</text:span> store a height value. This information helps the human reader understand the program.</text:p>
        </text:list-item>
      </text:list>
      <text:p text:style-name="Body_20_Text_20_Cont">The basic syntax for a <text:span text:style-name="Code_20_Inline">typedef</text:span> declaration is like defining a variable, except you start with the <text:span text:style-name="Code_20_Inline">typedef</text:span> keyword, and the name of the type synonym takes the place of the variable name.</text:p>
      <text:p text:style-name="Code">typedef std::map&lt;std::string,int&gt;::iterator count_iter;</text:p>
      <text:p text:style-name="Code">typedef int height;</text:p>
      <text:p text:style-name="P3">Another way is with the using keyword, in which case the order is reversed, and an equal sign is thrown in for readability:</text:p>
      <text:p text:style-name="Code">using count_iter = std::map&lt;std::string, int&gt;;</text:p>
      <text:p text:style-name="Code">using height = int;</text:p>
      <text:p text:style-name="Body_20_Text_20_Cont">Revisit Listing 15-4 and simplify the program by using a <text:span text:style-name="Code_20_Inline">typedef</text:span> <text:span text:style-name="T9">or </text:span><text:span text:style-name="Code_20_Inline"><text:span text:style-name="T9">using</text:span></text:span><text:span text:style-name="T9"> </text:span>declaration. Compare your result with Listing 16-1.</text:p>
      <text:p text:style-name="Code_20_Caption"><text:span text:style-name="T3">Listing</text:span><text:span text:style-name="T2"> </text:span><text:span text:style-name="T3">16-1.</text:span> Counting Words, with a<text:span text:style-name="T1"> </text:span>Clean Program That Uses <text:span text:style-name="Code_20_Inline"><text:span text:style-name="T17">using</text:span></text:span></text:p>
      <text:p text:style-name="Code">#include &lt;iomanip&gt;</text:p>
      <text:p text:style-name="Code">#include &lt;iostream&gt;</text:p>
      <text:p text:style-name="Code">#include &lt;map&gt;</text:p>
      <text:p text:style-name="Code">#include &lt;string&gt;</text:p>
      <text:p text:style-name="Code"/>
      <text:p text:style-name="Code">int main()</text:p>
      <text:p text:style-name="Code">{</text:p>
      <text:p text:style-name="P5"><text:span text:style-name="T8"><text:s text:c="2"/></text:span><text:span text:style-name="T13">using count_map = </text:span>std::map&lt;std::string,int&gt;;</text:p>
      <text:p text:style-name="Code"><text:span text:style-name="T8"><text:s text:c="2"/></text:span><text:span text:style-name="T13">using count_iterator =</text:span> count_map::iterator;</text:p>
      <text:p text:style-name="P5"><text:soft-page-break/><text:span text:style-name="T8"><text:s text:c="2"/></text:span><text:span text:style-name="T13">count_map</text:span> counts{};</text:p>
      <text:p text:style-name="P4"/>
      <text:p text:style-name="Code"><text:span text:style-name="T8"><text:s text:c="2"/></text:span>// Read words from the standard input and count the number of times</text:p>
      <text:p text:style-name="Code"><text:span text:style-name="T8"><text:s text:c="2"/></text:span>// each word occurs.</text:p>
      <text:p text:style-name="Code"><text:span text:style-name="T8"><text:s text:c="2"/></text:span>std::string word{};</text:p>
      <text:p text:style-name="Code"><text:span text:style-name="T8"><text:s text:c="2"/></text:span>while (std::cin &gt;&gt; word)</text:p>
      <text:p text:style-name="Code"><text:span text:style-name="T8"><text:s text:c="4"/></text:span>++counts[word];</text:p>
      <text:p text:style-name="Code"/>
      <text:p text:style-name="Code"><text:span text:style-name="T8"><text:s text:c="2"/></text:span>count_iterator the{counts.find("the")};</text:p>
      <text:p text:style-name="Code"/>
      <text:p text:style-name="Code"><text:span text:style-name="T8"><text:s text:c="2"/></text:span>if (the == counts.end())</text:p>
      <text:p text:style-name="Code"><text:span text:style-name="T8"><text:s text:c="4"/></text:span>std::cout &lt;&lt; "\"the\": not found\n";</text:p>
      <text:p text:style-name="Code"><text:span text:style-name="T8"><text:s text:c="2"/></text:span>else if (the-&gt;second == 1)</text:p>
      <text:p text:style-name="Code"><text:span text:style-name="T8"><text:s text:c="4"/></text:span>std::cout &lt;&lt; "\"the\": occurs " &lt;&lt; the-&gt;second &lt;&lt; " time\n";</text:p>
      <text:p text:style-name="Code"><text:span text:style-name="T8"><text:s text:c="2"/></text:span>else</text:p>
      <text:p text:style-name="Code"><text:span text:style-name="T8"><text:s text:c="4"/></text:span>std::cout &lt;&lt; "\"the\": occurs " &lt;&lt; the-&gt;second &lt;&lt; " times\n";</text:p>
      <text:p text:style-name="Code">}</text:p>
      <text:p text:style-name="Body_20_Text_20_Cont">I like the new version of this program. It’s a small difference in this little program, but it <text:span text:style-name="T11">offers additional </text:span>clarity and readability. <text:span text:style-name="T16">Now I want to throw one more new C++ feature at you. Compare Listing 16-1 with Listing 16-2.</text:span></text:p>
      <text:p text:style-name="P12"><text:span text:style-name="T3">Listing</text:span><text:span text:style-name="T2"> </text:span><text:span text:style-name="T3">16-</text:span><text:span text:style-name="T6">2</text:span><text:span text:style-name="T3">.</text:span> Counting Words, <text:span text:style-name="T16">Moving a Definition Inside an </text:span><text:span text:style-name="Code_20_Inline"><text:span text:style-name="T16">if</text:span></text:span><text:span text:style-name="T16"> Statement</text:span></text:p>
      <text:p text:style-name="P11">#include &lt;iomanip&gt;</text:p>
      <text:p text:style-name="P11">#include &lt;iostream&gt;</text:p>
      <text:p text:style-name="P11">#include &lt;map&gt;</text:p>
      <text:p text:style-name="P11">#include &lt;string&gt;</text:p>
      <text:p text:style-name="P11"/>
      <text:p text:style-name="P11">int main()</text:p>
      <text:p text:style-name="P11">{</text:p>
      <text:p text:style-name="P11"><text:span text:style-name="T8"><text:s text:c="2"/></text:span><text:span text:style-name="T13">using count_map = </text:span>std::map&lt;std::string,int&gt;;</text:p>
      <text:p text:style-name="P11"><text:span text:style-name="T8"><text:s text:c="2"/></text:span><text:span text:style-name="T13">using count_iterator =</text:span> count_map::iterator;</text:p>
      <text:p text:style-name="P11"><text:span text:style-name="T8"><text:s text:c="2"/></text:span><text:span text:style-name="T13">count_map</text:span> counts{};</text:p>
      <text:p text:style-name="P10"/>
      <text:p text:style-name="P11"><text:span text:style-name="T8"><text:s text:c="2"/></text:span>// Read words from the standard input and count the number of times</text:p>
      <text:p text:style-name="P11"><text:span text:style-name="T8"><text:s text:c="2"/></text:span>// each word occurs.</text:p>
      <text:p text:style-name="P11"><text:span text:style-name="T8"><text:s text:c="2"/></text:span>std::string word{};</text:p>
      <text:p text:style-name="P11"><text:span text:style-name="T8"><text:s text:c="2"/></text:span>while (std::cin &gt;&gt; word)</text:p>
      <text:p text:style-name="P11"><text:span text:style-name="T8"><text:s text:c="4"/></text:span>++counts[word];</text:p>
      <text:p text:style-name="P11"/>
      <text:p text:style-name="P11"><text:span text:style-name="T8"><text:s text:c="2"/></text:span>if (<text:span text:style-name="T4">count_iterator the{counts.find("the")}; </text:span>the == counts.end())</text:p>
      <text:p text:style-name="P11"><text:span text:style-name="T8"><text:s text:c="4"/></text:span>std::cout &lt;&lt; "\"the\": not found\n";</text:p>
      <text:p text:style-name="P11"><text:span text:style-name="T8"><text:s text:c="2"/></text:span>else if (the-&gt;second == 1)</text:p>
      <text:p text:style-name="P11"><text:span text:style-name="T8"><text:s text:c="4"/></text:span>std::cout &lt;&lt; "\"the\": occurs " &lt;&lt; the-&gt;second &lt;&lt; " time\n";</text:p>
      <text:p text:style-name="P11"><text:soft-page-break/><text:span text:style-name="T8"><text:s text:c="2"/></text:span>else</text:p>
      <text:p text:style-name="P11"><text:span text:style-name="T8"><text:s text:c="4"/></text:span>std::cout &lt;&lt; "\"the\": occurs " &lt;&lt; the-&gt;second &lt;&lt; " times\n";</text:p>
      <text:p text:style-name="P11">}</text:p>
      <text:p text:style-name="P8">The difference is small: the definition of the variable, the, is now embedded in the condition of the if statement. This change tells the compiler and the human reader that the conditon variable, the, is limited to the if statement and its else part. <text:span text:style-name="T4">Add a line to the end of the program:</text:span></text:p>
      <text:p text:style-name="Code">auto this_does_not_work{ the };</text:p>
      <text:p text:style-name="P7"><text:span text:style-name="T5">Compile </text:span><text:span text:style-name="T12">the new program. What happens?</text:span></text:p>
      <text:p text:style-name="P13">_____________________________________________________________</text:p>
      <text:p text:style-name="P13">_____________________________________________________________</text:p>
      <text:p text:style-name="P7"><text:span text:style-name="T11">The compiler issues an error because the variable, the is not available outside of the if statement. In small programs such as those in this book, the difference may not seem significant, but in real programs, it is critical to limit variables to the narrowest scope possible in order to avoid mistakes and misunderstandings.</text:span></text:p>
      <text:h text:style-name="Heading_20_1" text:outline-level="1">Common typedefs</text:h>
      <text:p text:style-name="Body_20_Text_20_First">The standard library makes heavy use of typedefs, as you have already seen. For example, <text:span text:style-name="Code_20_Inline">std::vector&lt;int&gt;::size_type</text:span> is a<text:span text:style-name="T1"> </text:span>typedef for an integer type. You don’t know which integer type (C++ has several, which you will learn about in Exploration 25), nor does it matter. All you <text:span text:style-name="T1">have</text:span> to know is that <text:span text:style-name="Code_20_Inline">size_type</text:span> is the type to use if you want to store a<text:span text:style-name="T1"> </text:span>size or index in a<text:span text:style-name="T1"> </text:span>variable.</text:p>
      <text:p text:style-name="Body_20_Text_20_Cont">Most likely, <text:span text:style-name="Code_20_Inline">size_type</text:span> is a typedef for <text:span text:style-name="Code_20_Inline">std::size_t</text:span>, which is itself a typedef. The <text:span text:style-name="Code_20_Inline">std::size_t</text:span> typedef is a synonym for an integer type that is suitable for representing a size. In particular, C++ has an operator, <text:span text:style-name="Code_20_Inline">sizeof</text:span>, which returns the size in bytes of a type or object. The result of <text:span text:style-name="Code_20_Inline">sizeof</text:span> is an integer of type <text:span text:style-name="Code_20_Inline">std::size_t</text:span>, however a compiler-writer chooses to implement <text:span text:style-name="Code_20_Inline">sizeof</text:span> and <text:span text:style-name="Code_20_Inline">std::size_t</text:span>. </text:p>
      <text:p text:style-name="Note_2f_Tip_2f_Caution"><text:span text:style-name="Dingbat_20_Symbol"><text:span text:style-name="T7"></text:span></text:span><text:span text:style-name="T3">Note</text:span><text:span text:style-name="T1"><text:tab/></text:span>A “byte” is defined as the size of type <text:span text:style-name="Code_20_Inline">char</text:span>. So, by definition, <text:span text:style-name="Code_20_Inline">sizeof(char)</text:span> == 1. The size of other types depends on the implementation. On <text:soft-page-break/>most popular desktop workstations, <text:span text:style-name="Code_20_Inline">sizeof(int)</text:span> == 4, but 2 and 8 are also likely candidates.</text:p>
      <text:p text:style-name="Body_20_Text_20_Cont">Now <text:span text:style-name="T10">let’s </text:span>return to the problem of counting words. This program has a number of usability flaws.</text:p>
      <text:p text:style-name="Body_20_Text_20_Cont"><text:span text:style-name="Strong_20_Emphasis">What can you think of to improve the word-counting program?</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At the top of my list are the following two items:</text:p>
      <text:list xml:id="list73724389770409" text:continue-numbering="true" text:style-name="WW8Num2">
        <text:list-item>
          <text:p text:style-name="P9">Ignore punctuation marks.</text:p>
        </text:list-item>
        <text:list-item>
          <text:p text:style-name="P9">Ignore case differences.</text:p>
        </text:list-item>
      </text:list>
      <text:p text:style-name="Body_20_Text_20_Cont">In order to implement these additional features, you have to learn some more C++. For example, the C++ standard library has functions to test whether a character is punctuation, a digit, an uppercase letter, a lowercase letter, and so on. The next Exploration begins by exploring characters more closely. </text:p>
      <text:p text:style-name="Body_20_Text_20_Cont"><text:bookmark text:name="Ref_Chapter"/></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ZapfDingbats1" svg:font-family="ZapfDingbats, 'Zapf Dingbats'" style:font-family-generic="decorative" style:font-pitch="variable" style:font-charset="x-symbol"/>
    <style:font-face style:name="Symbol" svg:font-family="Symbol" style:font-family-generic="roman" style:font-pitch="variable" style:font-charset="x-symbol"/>
    <style:font-face style:name="Courier" svg:font-family="Courier" style:font-family-generic="modern"/>
    <style:font-face style:name="Courier New" svg:font-family="'Courier New'" style:font-family-generic="modern"/>
    <style:font-face style:name="ZapfDingbats" svg:font-family="ZapfDingbats" style:font-family-generic="decorative" style:font-pitch="variable"/>
    <style:font-face style:name="TheSansMonoConNormal1" svg:font-family="TheSansMonoConNormal, 'Times New Roman'"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Condensed1" svg:font-family="'HelveticaNeue Condensed', 'Times New Roman'" style:font-family-generic="swiss" style:font-pitch="variable"/>
    <style:font-face style:name="HelveticaNeue MediumCond" svg:font-family="'HelveticaNeue MediumCond'" style:font-family-generic="swiss" style:font-pitch="variable"/>
    <style:font-face style:name="HelveticaNeue MediumCond1" svg:font-family="'HelveticaNeue MediumCond', 'Times New Roman'"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1"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1"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1" fo:font-family="Utopia" style:font-family-generic="roman" style:font-pitch="variable" fo:language="none" fo:country="none" fo:font-style="italic" style:language-asian="none" style:country-asian="none" style:font-style-asian="italic" style:font-name-complex="Utopia1"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none" fo:country="none" style:language-asian="none"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fo:hyphenation-ladder-count="no-limit"/>
      <style:text-properties style:use-window-font-color="true" style:font-name="Utopia" fo:font-family="Utopia, 'Courier New'" style:font-family-generic="roman" style:font-pitch="variable" fo:font-size="9pt" fo:language="en" fo:country="US" style:font-name-asian="Times New Roman" style:font-family-asian="'Times New Roman'" style:font-family-generic-asian="roman" style:font-pitch-asian="variable" style:font-size-asian="9pt" style:language-asian="zh" style:country-asian="CN" style:font-name-complex="Utopia" style:font-family-complex="Utopia, 'Courier New'" style:font-family-generic-complex="roman" style:font-pitch-complex="variable" style:font-size-complex="10pt" style:language-complex="ar" style:country-complex="SA" fo:hyphenate="false" fo:hyphenation-remain-char-count="2" fo:hyphenation-push-char-count="2"/>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1" fo:font-family="Utopia" style:font-family-generic="roman" style:font-pitch="variable" fo:font-size="12pt" fo:font-style="italic" style:font-size-asian="12pt" style:font-style-asian="italic" style:font-name-complex="Utopia1"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1" fo:font-family="Utopia" style:font-family-generic="roman" style:font-pitch="variable" fo:font-size="9pt" fo:font-style="italic" style:font-size-asian="9pt" style:font-style-asian="italic" style:font-name-complex="Utopia1"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text-properties style:font-name="HelveticaNeue MediumExt" fo:font-family="'HelveticaNeue MediumExt'" style:font-family-generic="swiss" style:font-pitch="variable" fo:font-size="16pt" style:font-size-asian="16pt" style:font-name-complex="HelveticaNeue MediumExt" style:font-family-complex="'HelveticaNeue MediumExt'" style:font-family-generic-complex="swiss" style:font-pitch-complex="variable"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1" fo:font-family="Utopia" style:font-family-generic="roman" style:font-pitch="variable" fo:font-size="10pt" fo:font-style="italic" style:font-size-asian="10pt" style:font-style-asian="italic" style:font-name-complex="Utopia1"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none" fo:country="none" style:font-size-asian="10pt" style:language-asian="none"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1" fo:font-family="Utopia" style:font-family-generic="roman" style:font-pitch="variable" style:font-name-complex="Utopia1" style:font-family-complex="Utopia" style:font-family-generic-complex="roman" style:font-pitch-complex="variable"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1" fo:font-family="Utopia" style:font-family-generic="roman" style:font-pitch="variable" style:font-name-complex="Utopia1"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1" fo:font-family="Utopia" style:font-family-generic="roman" style:font-pitch="variable" fo:font-size="11pt" style:font-size-asian="11pt" style:font-name-complex="Utopia1" style:font-family-complex="Utopia" style:font-family-generic-complex="roman" style:font-pitch-complex="variable"/>
    </style:style>
    <style:style style:name="Table_20_Text_20_Last" style:display-name="Table Text Last" style:family="paragraph" style:parent-style-name="Table_20_Text" style:next-style-name="Text_20_body">
      <style:paragraph-properties fo:margin-left="0.1in" fo:margin-right="0.1in" fo:margin-top="0.0835in" fo:margin-bottom="0.1665in" loext:contextual-spacing="true" fo:text-indent="0in" style:auto-text-indent="false" fo:padding-left="0in" fo:padding-right="0in" fo:padding-top="0in" fo:padding-bottom="0.0417in" fo:border-left="none" fo:border-right="none" fo:border-top="none" fo:border-bottom="0.51pt dotted #0000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1"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1"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Times New Roman'" style:font-family-generic="swiss" style:font-pitch="variable" fo:letter-spacing="-0.0138in" fo:font-weight="normal" style:font-weight-asian="normal" style:font-name-complex="HelveticaNeue MediumCond1" style:font-family-complex="'HelveticaNeue MediumCond', 'Times New Roman'"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Times New Roman'" style:font-family-generic="swiss" style:font-pitch="variable" fo:language="en" fo:country="US" fo:font-weight="bold" style:font-weight-asian="bold" style:font-name-complex="HelveticaNeue MediumCond1" style:font-family-complex="'HelveticaNeue MediumCond', 'Times New Roman'"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Times New Roman'" style:font-family-generic="swiss" style:font-pitch="variable" style:font-name-complex="HelveticaNeue MediumCond1" style:font-family-complex="'HelveticaNeue MediumCond', 'Times New Roman'"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TML_20_Preformatted" style:display-name="HTML Preformatted" style:family="paragraph" style:parent-style-name="Standard">
      <style:paragraph-properties fo:margin-top="0in" fo:margin-bottom="0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fo:font-family="Courier" style:font-family-generic="modern" fo:font-size="10pt" fo:language="en" fo:country="GB" style:font-size-asian="10pt" style:font-name-complex="Courier" style:font-family-complex="Courier" style:font-family-generic-complex="modern"/>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none" fo:country="none" fo:font-weight="bold" style:language-asian="none"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Footnote_20_Text" style:display-name="Footnote Text" style:family="paragraph" style:parent-style-name="Standard">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1" fo:font-family="Utopia" style:font-family-generic="roman" style:font-pitch="variable" fo:font-size="10pt" fo:letter-spacing="-0.0043in" style:font-size-asian="10pt" style:font-name-complex="Utopia1"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Default_20_Paragraph_20_Font" style:display-name="Default Paragraph Font" style:family="text"/>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Default_20_Paragraph_20_Font" style:display-name="WW-Default Paragraph Font"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5zfals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1"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1"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1"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1"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HTML_20_Preformatted_20_Char" style:display-name="HTML Preformatted Char" style:family="text">
      <style:text-properties style:font-name="Courier" fo:font-family="Courier" style:font-family-generic="modern" style:font-name-complex="Courier" style:font-family-complex="Courier" style:font-family-generic-complex="modern"/>
    </style:style>
    <style:style style:name="kwd" style:family="text"/>
    <style:style style:name="pln" style:family="text"/>
    <style:style style:name="typ" style:family="text"/>
    <style:style style:name="pun" style:family="text"/>
    <style:style style:name="Numbering_20_Symbols" style:display-name="Numbering Symbols"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Emphasis" style:family="text">
      <style:text-properties fo:font-style="italic" style:font-style-asian="italic" style:font-style-complex="italic"/>
    </style:style>
    <style:style style:name="Footnote_20_Text_20_Char" style:display-name="Footnote Text Char" style:family="text">
      <style:text-properties style:font-name="Utopia1"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Footnote_20_Symbol" style:display-name="Footnote Symbol" style:family="text">
      <style:text-properties style:text-position="super 58%"/>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draw:fill-color="#ffffff"/>
      <style:paragraph-properties style:writing-mode="lr-tb"/>
    </style:style>
    <style:style style:name="MP2" style:family="paragraph" style:parent-style-name="Standard">
      <style:paragraph-properties fo:text-align="justify" style:justify-single-word="false"/>
    </style:style>
    <style:style style:name="MP3" style:family="paragraph" style:parent-style-name="Standard">
      <style:text-properties fo:color="#bfbfbf" style:font-name="ZapfDingbats1" fo:font-size="14pt" style:font-name-asian="ZapfDingbats1" style:font-size-asian="14pt" style:font-name-complex="ZapfDingbats1" style:font-size-complex="14pt"/>
    </style:style>
    <style:style style:name="M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5in" fo:margin-bottom="0.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header>
        <text:p text:style-name="Header"/>
      </style:header>
      <loext:header-first>
        <text:p text:style-name="Chapter_20_Number"><draw:custom-shape text:anchor-type="char" draw:z-index="0" draw:style-name="Mgr1" draw:text-style-name="MP1"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16</text:p>
        <text:p text:style-name="MP2"/>
        <text:p text:style-name="MP3"></text:p>
        <text:p text:style-name="Standard"/>
      </loext:header-first>
      <style:footer>
        <text:p text:style-name="Footer"/>
      </style:footer>
      <loext:footer-first>
        <text:p text:style-name="Footer"/>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Exploring C++ 20</dc:title>
    <meta:initial-creator>BPR</meta:initial-creator>
    <meta:creation-date>2013-08-07T23:49:00</meta:creation-date>
    <dc:creator>Ray Lischner</dc:creator>
    <dc:date>2020-03-06T07:37:21.491147828</dc:date>
    <meta:print-date>2009-03-19T10:05:00</meta:print-date>
    <meta:editing-cycles>9</meta:editing-cycles>
    <meta:editing-duration>PT2H33M24S</meta:editing-duration>
    <meta:generator>LibreOffice/6.3.3.2.0$Linux_X86_64 LibreOffice_project/30$Build-2</meta:generator>
    <meta:document-statistic meta:table-count="0" meta:image-count="0" meta:object-count="0" meta:page-count="5" meta:paragraph-count="81" meta:word-count="955" meta:character-count="6143" meta:non-whitespace-character-count="5202"/>
    <meta:user-defined meta:name="Chapter Number">16</meta:user-defined>
    <meta:user-defined meta:name="ContentType">Document</meta:user-defined>
  </office:meta>
</office:document-meta>
</file>